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3f5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3f5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3f5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3f5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3f5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3f5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3f5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3f5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3f5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3f5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3f5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3f5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3f5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3f5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3f5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3f5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3f5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Nicolás Joel Figuera Salazar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Pozuelos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8/6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00638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Karelys Graciela Salazar Gi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69081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2.57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7" meta:non-whitespace-character-count="1000"/>
    <meta:template xlink:type="simple" xlink:actuate="onRequest" xlink:title="Normal" xlink:href=""/>
  </office:meta>
</office:document-meta>
</file>